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Heading_20_4">
      <style:text-properties fo:font-size="16pt" style:font-size-asian="16pt" style:font-size-complex="16pt"/>
    </style:style>
    <style:style style:name="P6" style:family="paragraph" style:parent-style-name="Heading_20_3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Heading_20_3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8" style:family="paragraph" style:parent-style-name="Text_20_body" style:list-style-name="L1">
      <style:text-properties fo:font-size="16pt" style:font-size-asian="16pt" style:font-size-complex="16pt"/>
    </style:style>
    <style:style style:name="P9" style:family="paragraph" style:parent-style-name="Text_20_body" style:list-style-name="L2">
      <style:text-properties fo:font-size="16pt" style:font-size-asian="16pt" style:font-size-complex="16pt"/>
    </style:style>
    <style:style style:name="P10" style:family="paragraph" style:parent-style-name="Text_20_body" style:list-style-name="L3">
      <style:text-properties fo:font-size="16pt" style:font-size-asian="16pt" style:font-size-complex="16pt"/>
    </style:style>
    <style:style style:name="P11" style:family="paragraph" style:parent-style-name="Text_20_body" style:list-style-name="L4">
      <style:text-properties fo:font-size="16pt" style:font-size-asian="16pt" style:font-size-complex="16pt"/>
    </style:style>
    <style:style style:name="P12" style:family="paragraph" style:parent-style-name="Standard">
      <style:text-properties fo:font-size="20pt" style:font-size-asian="20pt" style:font-size-complex="20pt"/>
    </style:style>
    <style:style style:name="P13" style:family="paragraph" style:parent-style-name="Heading_20_3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tab/> <text:s/><text:span text:style-name="T1">PROJET AEROPORT </text:span></text:p>
      <text:p text:style-name="P12"/>
      <text:h text:style-name="P6" text:outline-level="3">1. Définition du Projet</text:h>
      <text:p text:style-name="P2">Nom du projet : SkyControl </text:p>
      <text:p text:style-name="P2">Application Web de gestion d’aéroport. Le site va centraliser / automatiser la gestion des données de l’aéroport.</text:p>
      <text:p text:style-name="P2"/>
      <text:h text:style-name="P6" text:outline-level="3">2. Fonctionnalités Principales</text:h>
      <text:h text:style-name="P5" text:outline-level="4">- Gestion des Vols &amp; Avions</text:h>
      <text:list xml:id="list5796938411669278253" text:style-name="L1">
        <text:list-item>
          <text:p text:style-name="P8"><text:span text:style-name="T2">Tableau de bord des vols :</text:span> Création, modification et suppression des vols (numéro, origine/destination, heure prévue).</text:p>
        </text:list-item>
        <text:list-item>
          <text:p text:style-name="P8"><text:span text:style-name="T2">Pistes :</text:span> Gestion des décollages et atterrissages.</text:p>
        </text:list-item>
        <text:list-item>
          <text:p text:style-name="P8"><text:span text:style-name="T2">Suivi de la flotte :</text:span> Base de données des avions (modèle, capacité, état de maintenance, compagnie aérienne).</text:p>
        </text:list-item>
        <text:list-item>
          <text:p text:style-name="P8"><text:span text:style-name="T2">Stationnement :</text:span> Attribution des portes d'embarquement et des hangars.</text:p>
        </text:list-item>
      </text:list>
      <text:h text:style-name="P5" text:outline-level="4">- Gestion du Personnel</text:h>
      <text:list xml:id="list2939686063480116484" text:style-name="L2">
        <text:list-item>
          <text:p text:style-name="P9"><text:span text:style-name="T2">Planning :</text:span> Gestion des horaires des pilotes, agents de sécurité et techniciens.</text:p>
        </text:list-item>
        <text:list-item>
          <text:p text:style-name="P9"><text:span text:style-name="T2">Rôles &amp; Permissions :</text:span> Accès différencié selon le poste (Admin, Tour de contrôle, Enregistrement).</text:p>
        </text:list-item>
      </text:list>
      <text:h text:style-name="P5" text:outline-level="4">- Services Passagers &amp; Billetterie</text:h>
      <text:list xml:id="list3016064707944576056" text:style-name="L3">
        <text:list-item>
          <text:p text:style-name="P10"><text:span text:style-name="T2">Réservation :</text:span> Système d'achat, de modification et d'annulation de billets.</text:p>
        </text:list-item>
        <text:list-item>
          <text:p text:style-name="P10"><text:span text:style-name="T2">Check-in :</text:span> Enregistrement des passagers et génération de cartes d'embarquement.</text:p>
        </text:list-item>
        <text:list-item>
          <text:p text:style-name="P10"><text:span text:style-name="T2">Gestion des Bagages :</text:span> Attribution d'un tag unique par bagage, suivi du poids et du statut (en soute, en cabine, perdu).</text:p>
        </text:list-item>
      </text:list>
      <text:h text:style-name="P7" text:outline-level="3"><text:soft-page-break/>3. Contraintes du Projet</text:h>
      <text:h text:style-name="P5" text:outline-level="4">- Sécurité &amp; Fiabilité (Critique)</text:h>
      <text:list xml:id="list3851058553569603327" text:style-name="L4">
        <text:list-item>
          <text:p text:style-name="P11"><text:span text:style-name="T2">Données :</text:span> Empêcher toute modification non autorisée des horaires de vols ou des listes de passagers ou bagages.</text:p>
          <text:p text:style-name="P11"/>
        </text:list-item>
      </text:list>
      <text:p text:style-name="P3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6T09:03:22.61</meta:creation-date>
    <meta:editing-duration>PT50M19S</meta:editing-duration>
    <meta:editing-cycles>2</meta:editing-cycles>
    <meta:generator>OpenOffice/4.1.16$Win32 OpenOffice.org_project/4116m3$Build-9816</meta:generator>
    <meta:initial-creator>Loan </meta:initial-creator>
    <meta:document-statistic meta:table-count="0" meta:image-count="0" meta:object-count="0" meta:page-count="2" meta:paragraph-count="20" meta:word-count="199" meta:character-count="1269"/>
    <dc:date>2026-03-26T10:08:50</dc:date>
    <dc:creator>Loan </dc:creator>
  </office:meta>
</office:document-meta>
</file>